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Segoe UI2" svg:font-family="'Segoe UI'" style:font-family-generic="swiss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Segoe UI3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6pt"/>
    </style:style>
    <style:style style:name="P5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6" style:family="paragraph">
      <style:paragraph-properties fo:margin-left="0.318cm" fo:margin-right="0cm" fo:margin-top="0cm" fo:margin-bottom="0cm" fo:text-indent="0cm" style:text-autospace="none"/>
      <style:text-properties fo:font-size="26pt"/>
    </style:style>
    <style:style style:name="P7" style:family="paragraph">
      <loext:graphic-properties draw:fill="none" draw:fill-color="#ffffff"/>
      <style:text-properties fo:color="#ffffff" style:font-name="Segoe UI3" fo:font-size="26pt" fo:text-shadow="1pt 1pt" style:font-size-asian="26pt" style:font-size-complex="26pt"/>
    </style:style>
    <style:style style:name="P8" style:family="paragraph">
      <loext:graphic-properties draw:fill-color="#ffffff"/>
    </style:style>
    <style:style style:name="P9" style:family="paragraph">
      <style:paragraph-properties fo:margin-left="0.318cm" fo:margin-right="0cm" fo:margin-top="0cm" fo:margin-bottom="0cm" fo:text-indent="-0.318cm" style:text-autospace="none"/>
      <style:text-properties fo:font-size="26pt"/>
    </style:style>
    <style:style style:name="P10" style:family="paragraph">
      <style:paragraph-properties fo:margin-left="0.318cm" fo:margin-right="0cm" fo:margin-top="0cm" fo:margin-bottom="0cm" fo:text-indent="-0.318cm" style:text-autospace="none"/>
      <style:text-properties fo:font-size="32pt"/>
    </style:style>
    <style:style style:name="P11" style:family="paragraph">
      <style:paragraph-properties fo:margin-left="0.318cm" fo:margin-right="0cm" fo:margin-top="0cm" fo:margin-bottom="0cm" fo:text-indent="0cm" style:text-autospace="none"/>
      <style:text-properties fo:font-size="32pt"/>
    </style:style>
    <style:style style:name="P12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000000" style:font-name="Segoe UI1" fo:font-size="32pt" fo:text-shadow="1pt 1pt" style:font-name-asian="Segoe UI1" style:font-size-asian="32pt" style:font-name-complex="Segoe UI1" style:font-size-complex="32pt"/>
    </style:style>
    <style:style style:name="P13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4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1" style:family="text">
      <style:text-properties fo:color="#ffffff" style:font-name="Segoe UI3" fo:font-size="26pt" fo:text-shadow="1pt 1pt" style:text-underline-style="solid" style:text-underline-width="auto" style:text-underline-color="font-color" fo:font-weight="normal" style:font-name-asian="Segoe UI1" style:font-size-asian="26pt" style:font-weight-asian="normal" style:font-name-complex="Segoe UI1" style:font-size-complex="26pt" style:font-weight-complex="normal"/>
    </style:style>
    <style:style style:name="T2" style:family="text">
      <style:text-properties fo:color="#ffffff" style:font-name="Segoe UI3" fo:font-size="26pt" fo:font-style="italic" fo:text-shadow="1pt 1pt" fo:font-weight="normal" style:font-name-asian="Segoe UI1" style:font-size-asian="26pt" style:font-style-asian="italic" style:font-weight-asian="normal" style:font-name-complex="Segoe UI1" style:font-size-complex="26pt" style:font-style-complex="italic" style:font-weight-complex="normal"/>
    </style:style>
    <style:style style:name="T3" style:family="text">
      <style:text-properties fo:color="#83caff" style:text-position="super 58%" style:font-name="Segoe UI3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fo:color="#83caff" style:font-name="Segoe UI3" fo:font-size="32pt" fo:text-shadow="1pt 1pt" fo:font-weight="normal" style:font-size-asian="32pt" style:font-weight-asian="normal" style:font-size-complex="32pt" style:font-weight-complex="normal"/>
    </style:style>
    <style:style style:name="T5" style:family="text">
      <style:text-properties fo:color="#83caff" style:font-name="Segoe UI3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ffffff" style:font-name="Segoe UI3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7" style:family="text">
      <style:text-properties fo:color="#83caff" style:text-position="super 58%" style:font-name="Segoe UI3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8" style:family="text">
      <style:text-properties fo:color="#83caff" style:text-position="super 58%" style:font-name="Segoe UI3" fo:font-size="32pt" fo:text-shadow="1pt 1pt" style:font-name-asian="Segoe UI1" style:font-size-asian="32pt" style:font-name-complex="Segoe UI1" style:font-size-complex="32pt"/>
    </style:style>
    <style:style style:name="T9" style:family="text">
      <style:text-properties fo:color="#83caff" style:font-name="Segoe UI3" fo:font-size="32pt" fo:text-shadow="1pt 1pt" style:font-size-asian="32pt" style:font-size-complex="32pt"/>
    </style:style>
    <style:style style:name="T10" style:family="text">
      <style:text-properties fo:color="#ffffff" style:font-name="Segoe UI3" fo:font-size="32pt" fo:text-shadow="1pt 1pt" style:font-name-asian="Segoe UI1" style:font-size-asian="32pt" style:font-name-complex="Segoe UI1" style:font-size-complex="32pt"/>
    </style:style>
    <style:style style:name="T11" style:family="text">
      <style:text-properties fo:color="#83caff" style:font-name="Segoe UI3" fo:font-size="32pt" fo:text-shadow="1pt 1pt" style:font-name-asian="Segoe UI1" style:font-size-asian="32pt" style:font-name-complex="Segoe UI1" style:font-size-complex="32pt"/>
    </style:style>
    <style:style style:name="T12" style:family="text">
      <style:text-properties fo:color="#83caff" style:text-position="super 58%" style:font-name="Segoe UI1" fo:font-size="32pt" fo:text-shadow="1pt 1pt" style:font-name-asian="Segoe UI1" style:font-size-asian="32pt" style:font-name-complex="Segoe UI1" style:font-size-complex="32pt"/>
    </style:style>
    <style:style style:name="T13" style:family="text">
      <style:text-properties fo:color="#83caff" style:font-name="Segoe UI1" fo:font-size="32pt" fo:text-shadow="1pt 1pt" style:font-name-asian="Segoe UI1" style:font-size-asian="32pt" style:font-name-complex="Segoe UI1" style:font-size-complex="32pt"/>
    </style:style>
    <style:style style:name="T14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2.681cm" svg:x="1.524cm" svg:y="0.254cm">
          <draw:text-box>
            <text:p text:style-name="P1"><text:span text:style-name="T1">Psalmody</text:span></text:p>
            <text:p text:style-name="P1"><text:span text:style-name="T2">Psalm 146:1–10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7" draw:layer="layout" svg:width="25.146cm" svg:height="7.766cm" svg:x="1.524cm" svg:y="0.254cm">
          <draw:text-box>
            <text:p text:style-name="P4"><text:span text:style-name="T3">1 </text:span><text:span text:style-name="T4">Praise the L</text:span><text:span text:style-name="T5">ORD</text:span><text:span text:style-name="T4">!</text:span></text:p>
            <text:p text:style-name="P5"><text:span text:style-name="T6"><text:s text:c="5"/></text:span><text:span text:style-name="T6">Praise the LORD, O my soul!</text:span></text:p>
            <text:p text:style-name="P5"><text:span text:style-name="T7">2 </text:span><text:span text:style-name="T5">I will praise the LORD as long as I live;</text:span></text:p>
            <text:p text:style-name="P6"><text:span text:style-name="T6"><text:s text:c="4"/></text:span><text:span text:style-name="T6">I will sing praises to my God while I have my </text:span></text:p>
            <text:p text:style-name="P6"><text:span text:style-name="T6"><text:s text:c="4"/></text:span><text:span text:style-name="T6">be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7" draw:layer="layout" svg:width="25.4cm" svg:height="6.263cm" svg:x="1.27cm" svg:y="0.254cm">
          <draw:text-box>
            <text:p text:style-name="P4"><text:span text:style-name="T8">3 </text:span><text:span text:style-name="T9">Put not your trust in princes,</text:span></text:p>
            <text:p text:style-name="P6"><text:span text:style-name="T10"><text:s text:c="4"/></text:span><text:span text:style-name="T10">in a son of man, in whom there is no salvation.</text:span></text:p>
            <text:p text:style-name="P5"><text:span text:style-name="T8">4 </text:span><text:span text:style-name="T11">When his breath departs he returns to the earth;</text:span></text:p>
            <text:p text:style-name="P6"><text:span text:style-name="T10"><text:s text:c="4"/></text:span><text:span text:style-name="T10">on that very day his plans peris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7" draw:layer="layout" svg:width="25.908cm" svg:height="7.766cm" svg:x="1.016cm" svg:y="0.254cm">
          <draw:text-box>
            <text:p text:style-name="P4"><text:span text:style-name="T8">5 </text:span><text:span text:style-name="T9">Blessèd is he whose help is the God of Jacob,</text:span></text:p>
            <text:p text:style-name="P6"><text:span text:style-name="T10"><text:s text:c="4"/></text:span><text:span text:style-name="T10">whose hope is in the LORD his God,</text:span></text:p>
            <text:p text:style-name="P9"><text:span text:style-name="T8">6 </text:span><text:span text:style-name="T11">who made heaven and earth, the sea, and all that is in them,</text:span></text:p>
            <text:p text:style-name="P5"><text:span text:style-name="T10"><text:s text:c="5"/></text:span><text:span text:style-name="T10">who keeps faith forev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7" draw:layer="layout" svg:width="25.4cm" svg:height="5.184cm" svg:x="1.016cm" svg:y="0.658cm">
          <draw:text-box>
            <text:p text:style-name="P4"><text:span text:style-name="T8">7 </text:span><text:span text:style-name="T9">who executes justice for the oppressed,</text:span></text:p>
            <text:p text:style-name="P6"><text:span text:style-name="T10"><text:s text:c="4"/></text:span><text:span text:style-name="T10">who gives food to the hungry.</text:span></text:p>
            <text:p text:style-name="P5"><text:span text:style-name="T10"><text:s text:c="5"/></text:span><text:span text:style-name="T10">The LORD sets the prisoners fre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6" draw:text-style-name="P7" draw:layer="layout" svg:width="25.4cm" svg:height="7.112cm" svg:x="1.27cm" svg:y="0.762cm">
          <draw:text-box>
            <text:p text:style-name="P4"><text:span text:style-name="T8"><text:s/></text:span><text:span text:style-name="T8">8 </text:span><text:span text:style-name="T11">the LORD opens the eyes of the blind.</text:span></text:p>
            <text:p text:style-name="P5"><text:span text:style-name="T10"><text:s text:c="5"/></text:span><text:span text:style-name="T10">The LORD lifts up those who are bowed down;</text:span></text:p>
            <text:p text:style-name="P6"><text:span text:style-name="T10"><text:s text:c="4"/></text:span><text:span text:style-name="T10">the LORD loves the righteo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7" draw:text-style-name="P12" draw:layer="layout" svg:width="24.914cm" svg:height="5.334cm" svg:x="1.524cm" svg:y="0.774cm">
          <draw:text-box>
            <text:p text:style-name="P10"><text:span text:style-name="T12">9 </text:span><text:span text:style-name="T11">The L</text:span><text:span text:style-name="T13">ORD</text:span><text:span text:style-name="T11"> watches over the sojourners; he upholds the widow and the fatherless,</text:span></text:p>
            <text:p text:style-name="P11"><text:span text:style-name="T10"><text:s text:c="4"/></text:span><text:span text:style-name="T10">but the way of the wicked he brings to ru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7" draw:text-style-name="P12" draw:layer="layout" svg:width="24.892cm" svg:height="5.334cm" svg:x="1.778cm" svg:y="0.762cm">
          <draw:text-box>
            <text:p text:style-name="P10"><text:span text:style-name="T12"><text:s/></text:span><text:span text:style-name="T12">10 </text:span><text:span text:style-name="T11">The L</text:span><text:span text:style-name="T13">ORD</text:span><text:span text:style-name="T11"> will reign forever,</text:span></text:p>
            <text:p text:style-name="P11"><text:span text:style-name="T10"><text:s text:c="4"/></text:span><text:span text:style-name="T10">your God, O Zion, to all generations.</text:span></text:p>
            <text:p text:style-name="P13"><text:span text:style-name="T10"><text:s text:c="5"/></text:span><text:span text:style-name="T10">Praise the L</text:span><text:span text:style-name="T14">ORD</text:span><text:span text:style-name="T10">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8" draw:text-style-name="P14" draw:layer="layout" svg:width="25.4cm" svg:height="6.263cm" svg:x="1.524cm" svg:y="0.508cm">
          <draw:text-box>
            <text:p text:style-name="P10"><text:span text:style-name="T14">C: Glory be to the Father and to the Son </text:span></text:p>
            <text:p text:style-name="P10"><text:span text:style-name="T14"><text:s text:c="4"/></text:span><text:span text:style-name="T14">and to the Holy Spirit; </text:span></text:p>
            <text:p text:style-name="P10"><text:span text:style-name="T14"><text:s text:c="4"/></text:span><text:span text:style-name="T14">as it was in the beginning, is now, </text:span></text:p>
            <text:p text:style-name="P10"><text:span text:style-name="T14"><text:s text:c="4"/></text:span><text:span text:style-name="T14">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Segoe UI2" svg:font-family="'Segoe UI'" style:font-family-generic="swiss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Segoe UI3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0:22:50.963000000</meta:creation-date>
    <dc:title>Hymn template</dc:title>
    <meta:editing-duration>PT14M59S</meta:editing-duration>
    <meta:editing-cycles>6</meta:editing-cycles>
    <meta:generator>LibreOffice/5.2.1.2$Windows_X86_64 LibreOffice_project/31dd62db80d4e60af04904455ec9c9219178d620</meta:generator>
    <meta:initial-creator>Arthur Hoch</meta:initial-creator>
    <dc:date>2016-09-21T09:15:08.300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9-04T10:22:50.854000000"/>
  </office:meta>
</office:document-meta>
</file>